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36"/>
    <style:style style:name="ce7" style:family="table-cell" style:parent-style-name="Default" style:data-style-name="N0">
      <style:table-cell-properties style:vertical-align="automatic" fo:wrap-option="wrap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03729166666667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3.280833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2.936875cm"/>
    </style:style>
    <style:style style:name="co9" style:family="table-column">
      <style:table-column-properties fo:break-before="auto" style:column-width="1.825625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1" style:family="table-cell" style:parent-style-name="Default" style:data-style-name="N36">
      <style:map style:condition="of:cell-content()&lt;100000" style:apply-style-name="cf7"/>
      <style:map style:condition="of:cell-content()&lt;400000" style:apply-style-name="cf9"/>
      <style:map style:condition="of:cell-content()&lt;1000000" style:apply-style-name="cf8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inimum_Bus_Speed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8" table:default-cell-style-name="ce1"/>
        <table:table-column table:style-name="co10" table:number-columns-repeated="16366" table:default-cell-style-name="ce1"/>
        <table:table-row table:style-name="ro1">
          <table:table-cell table:style-name="ce1"/>
          <table:table-cell table:style-name="ce2"/>
          <table:table-cell table:number-columns-repeated="8" table:style-name="ce1"/>
          <table:table-cell office:value-type="string" table:number-columns-spanned="8" table:number-rows-spanned="1" table:style-name="ce8">
            <text:p>Minimum Bus Speed for Frame Rate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style-name="ce3">
            <text:p>Camera Model</text:p>
          </table:table-cell>
          <table:table-cell office:value-type="string" table:style-name="ce3">
            <text:p>Access Pattern</text:p>
          </table:table-cell>
          <table:table-cell office:value-type="string" table:style-name="ce3">
            <text:p>Width</text:p>
          </table:table-cell>
          <table:table-cell office:value-type="string" table:style-name="ce3">
            <text:p>Height</text:p>
          </table:table-cell>
          <table:table-cell office:value-type="string" table:style-name="ce3">
            <text:p>Pixels per Transaction</text:p>
          </table:table-cell>
          <table:table-cell office:value-type="string" table:style-name="ce3">
            <text:p># of Transactions</text:p>
          </table:table-cell>
          <table:table-cell office:value-type="string" table:style-name="ce3">
            <text:p>Transaction Overhead (bytes)</text:p>
          </table:table-cell>
          <table:table-cell office:value-type="string" table:style-name="ce3">
            <text:p># of Extra Values</text:p>
          </table:table-cell>
          <table:table-cell office:value-type="string" table:style-name="ce3">
            <text:p>Total Bytes Transferred</text:p>
          </table:table-cell>
          <table:table-cell office:value-type="string" table:style-name="ce3">
            <text:p>Total Bits Transferred</text:p>
          </table:table-cell>
          <table:table-cell office:value-type="float" office:value="0.5" table:style-name="ce3">
            <text:p>0.5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office:value-type="float" office:value="16" table:style-name="ce3">
            <text:p>16</text:p>
          </table:table-cell>
          <table:table-cell office:value-type="float" office:value="32" table:style-name="ce3">
            <text:p>32</text:p>
          </table:table-cell>
          <table:table-cell office:value-type="float" office:value="64" table:style-name="ce3">
            <text:p>64</text:p>
          </table:table-cell>
          <table:table-cell table:number-columns-repeated="16366" table:style-name="ce3"/>
        </table:table-row>
        <table:table-row table:style-name="ro1">
          <table:table-cell office:value-type="string" table:number-columns-spanned="1" table:number-rows-spanned="2" table:style-name="ce9">
            <text:p>MLX90640</text:p>
          </table:table-cell>
          <table:table-cell office:value-type="string" table:style-name="ce5">
            <text:p>Chess</text:p>
          </table:table-cell>
          <table:table-cell office:value-type="float" office:value="32" table:style-name="ce4">
            <text:p>32</text:p>
          </table:table-cell>
          <table:table-cell office:value-type="float" office:value="24" table:style-name="ce4">
            <text:p>24</text:p>
          </table:table-cell>
          <table:table-cell office:value-type="float" office:value="768" table:formula="of:=[.C3]*[.D3]" table:style-name="ce1">
            <text:p>768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570" table:formula="of:=([.E3]*2+[.G3])*[.F3]+(2+[.G3])*[.H3]" table:style-name="ce1">
            <text:p>1570</text:p>
          </table:table-cell>
          <table:table-cell office:value-type="float" office:value="14130" table:formula="of:=[.I3]*9" table:style-name="ce1">
            <text:p>14130</text:p>
          </table:table-cell>
          <table:table-cell office:value-type="float" office:value="7065" table:formula="of:=[.$J3]*[.K$2]" table:style-name="ce11">
            <text:p><text:s/>7.1 kHz</text:p>
          </table:table-cell>
          <table:table-cell office:value-type="float" office:value="14130" table:formula="of:=[.$J3]*[.L$2]" table:style-name="ce11">
            <text:p><text:s/>14.1 kHz</text:p>
          </table:table-cell>
          <table:table-cell office:value-type="float" office:value="28260" table:formula="of:=[.$J3]*[.M$2]" table:style-name="ce11">
            <text:p><text:s/>28.3 kHz</text:p>
          </table:table-cell>
          <table:table-cell office:value-type="float" office:value="56520" table:formula="of:=[.$J3]*[.N$2]" table:style-name="ce11">
            <text:p><text:s/>56.5 kHz</text:p>
          </table:table-cell>
          <table:table-cell office:value-type="float" office:value="113040" table:formula="of:=[.$J3]*[.O$2]" table:style-name="ce11">
            <text:p><text:s/>113.0 kHz</text:p>
          </table:table-cell>
          <table:table-cell office:value-type="float" office:value="226080" table:formula="of:=[.$J3]*[.P$2]" table:style-name="ce11">
            <text:p><text:s/>226.1 kHz</text:p>
          </table:table-cell>
          <table:table-cell office:value-type="float" office:value="452160" table:formula="of:=[.$J3]*[.Q$2]" table:style-name="ce11">
            <text:p><text:s/>452.2 kHz</text:p>
          </table:table-cell>
          <table:table-cell office:value-type="float" office:value="904320" table:formula="of:=[.$J3]*[.R$2]" table:style-name="ce11">
            <text:p><text:s/>904.3 kHz</text:p>
          </table:table-cell>
          <table:table-cell table:number-columns-repeated="16366"/>
        </table:table-row>
        <table:table-row table:style-name="ro1">
          <table:covered-table-cell/>
          <table:table-cell office:value-type="string" table:style-name="ce5">
            <text:p>Interleaved Rows</text:p>
          </table:table-cell>
          <table:table-cell office:value-type="float" office:value="32" table:style-name="ce4">
            <text:p>32</text:p>
          </table:table-cell>
          <table:table-cell office:value-type="float" office:value="24" table:style-name="ce4">
            <text:p>24</text:p>
          </table:table-cell>
          <table:table-cell office:value-type="float" office:value="32" table:formula="of:=[.C4]" table:style-name="ce1">
            <text:p>32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846" table:formula="of:=([.E4]*2+[.G4])*[.F4]+(2+[.G4])*[.H4]" table:style-name="ce1">
            <text:p>846</text:p>
          </table:table-cell>
          <table:table-cell office:value-type="float" office:value="7614" table:formula="of:=[.I4]*9" table:style-name="ce1">
            <text:p>7614</text:p>
          </table:table-cell>
          <table:table-cell office:value-type="float" office:value="3807" table:formula="of:=[.$J4]*[.K$2]" table:style-name="ce11">
            <text:p><text:s/>3.8 kHz</text:p>
          </table:table-cell>
          <table:table-cell office:value-type="float" office:value="7614" table:formula="of:=[.$J4]*[.L$2]" table:style-name="ce11">
            <text:p><text:s/>7.6 kHz</text:p>
          </table:table-cell>
          <table:table-cell office:value-type="float" office:value="15228" table:formula="of:=[.$J4]*[.M$2]" table:style-name="ce11">
            <text:p><text:s/>15.2 kHz</text:p>
          </table:table-cell>
          <table:table-cell office:value-type="float" office:value="30456" table:formula="of:=[.$J4]*[.N$2]" table:style-name="ce11">
            <text:p><text:s/>30.5 kHz</text:p>
          </table:table-cell>
          <table:table-cell office:value-type="float" office:value="60912" table:formula="of:=[.$J4]*[.O$2]" table:style-name="ce11">
            <text:p><text:s/>60.9 kHz</text:p>
          </table:table-cell>
          <table:table-cell office:value-type="float" office:value="121824" table:formula="of:=[.$J4]*[.P$2]" table:style-name="ce11">
            <text:p><text:s/>121.8 kHz</text:p>
          </table:table-cell>
          <table:table-cell office:value-type="float" office:value="243648" table:formula="of:=[.$J4]*[.Q$2]" table:style-name="ce11">
            <text:p><text:s/>243.6 kHz</text:p>
          </table:table-cell>
          <table:table-cell office:value-type="float" office:value="487296" table:formula="of:=[.$J4]*[.R$2]" table:style-name="ce11">
            <text:p><text:s/>487.3 kHz</text:p>
          </table:table-cell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9">
            <text:p>MLX90641</text:p>
          </table:table-cell>
          <table:table-cell office:value-type="string" table:style-name="ce5">
            <text:p>Both Subpages</text:p>
          </table:table-cell>
          <table:table-cell office:value-type="float" office:value="16" table:style-name="ce4">
            <text:p>16</text:p>
          </table:table-cell>
          <table:table-cell office:value-type="float" office:value="12" table:style-name="ce4">
            <text:p>12</text:p>
          </table:table-cell>
          <table:table-cell office:value-type="float" office:value="384" table:formula="of:=[.C5]*[.D5]*2" table:style-name="ce1">
            <text:p>38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802" table:formula="of:=([.E5]*2+[.G5])*[.F5]+(2+[.G5])*[.H5]" table:style-name="ce1">
            <text:p>802</text:p>
          </table:table-cell>
          <table:table-cell office:value-type="float" office:value="7218" table:formula="of:=[.I5]*9" table:style-name="ce1">
            <text:p>7218</text:p>
          </table:table-cell>
          <table:table-cell office:value-type="float" office:value="3609" table:formula="of:=[.$J5]*[.K$2]" table:style-name="ce11">
            <text:p><text:s/>3.6 kHz</text:p>
          </table:table-cell>
          <table:table-cell office:value-type="float" office:value="7218" table:formula="of:=[.$J5]*[.L$2]" table:style-name="ce11">
            <text:p><text:s/>7.2 kHz</text:p>
          </table:table-cell>
          <table:table-cell office:value-type="float" office:value="14436" table:formula="of:=[.$J5]*[.M$2]" table:style-name="ce11">
            <text:p><text:s/>14.4 kHz</text:p>
          </table:table-cell>
          <table:table-cell office:value-type="float" office:value="28872" table:formula="of:=[.$J5]*[.N$2]" table:style-name="ce11">
            <text:p><text:s/>28.9 kHz</text:p>
          </table:table-cell>
          <table:table-cell office:value-type="float" office:value="57744" table:formula="of:=[.$J5]*[.O$2]" table:style-name="ce11">
            <text:p><text:s/>57.7 kHz</text:p>
          </table:table-cell>
          <table:table-cell office:value-type="float" office:value="115488" table:formula="of:=[.$J5]*[.P$2]" table:style-name="ce11">
            <text:p><text:s/>115.5 kHz</text:p>
          </table:table-cell>
          <table:table-cell office:value-type="float" office:value="230976" table:formula="of:=[.$J5]*[.Q$2]" table:style-name="ce11">
            <text:p><text:s/>231.0 kHz</text:p>
          </table:table-cell>
          <table:table-cell office:value-type="float" office:value="461952" table:formula="of:=[.$J5]*[.R$2]" table:style-name="ce11">
            <text:p><text:s/>462.0 kHz</text:p>
          </table:table-cell>
          <table:table-cell table:number-columns-repeated="16366"/>
        </table:table-row>
        <table:table-row table:style-name="ro1">
          <table:covered-table-cell/>
          <table:table-cell office:value-type="string" table:style-name="ce5">
            <text:p>Interleave</text:p>
          </table:table-cell>
          <table:table-cell office:value-type="float" office:value="16" table:style-name="ce4">
            <text:p>16</text:p>
          </table:table-cell>
          <table:table-cell office:value-type="float" office:value="12" table:style-name="ce4">
            <text:p>12</text:p>
          </table:table-cell>
          <table:table-cell office:value-type="float" office:value="32" table:formula="of:=[.C6]*2" table:style-name="ce1">
            <text:p>32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38" table:formula="of:=([.E6]*2+[.G6])*[.F6]+(2+[.G6])*[.H6]" table:style-name="ce1">
            <text:p>438</text:p>
          </table:table-cell>
          <table:table-cell office:value-type="float" office:value="3942" table:formula="of:=[.I6]*9" table:style-name="ce1">
            <text:p>3942</text:p>
          </table:table-cell>
          <table:table-cell office:value-type="float" office:value="1971" table:formula="of:=[.$J6]*[.K$2]" table:style-name="ce11">
            <text:p><text:s/>2.0 kHz</text:p>
          </table:table-cell>
          <table:table-cell office:value-type="float" office:value="3942" table:formula="of:=[.$J6]*[.L$2]" table:style-name="ce11">
            <text:p><text:s/>3.9 kHz</text:p>
          </table:table-cell>
          <table:table-cell office:value-type="float" office:value="7884" table:formula="of:=[.$J6]*[.M$2]" table:style-name="ce11">
            <text:p><text:s/>7.9 kHz</text:p>
          </table:table-cell>
          <table:table-cell office:value-type="float" office:value="15768" table:formula="of:=[.$J6]*[.N$2]" table:style-name="ce11">
            <text:p><text:s/>15.8 kHz</text:p>
          </table:table-cell>
          <table:table-cell office:value-type="float" office:value="31536" table:formula="of:=[.$J6]*[.O$2]" table:style-name="ce11">
            <text:p><text:s/>31.5 kHz</text:p>
          </table:table-cell>
          <table:table-cell office:value-type="float" office:value="63072" table:formula="of:=[.$J6]*[.P$2]" table:style-name="ce11">
            <text:p><text:s/>63.1 kHz</text:p>
          </table:table-cell>
          <table:table-cell office:value-type="float" office:value="126144" table:formula="of:=[.$J6]*[.Q$2]" table:style-name="ce11">
            <text:p><text:s/>126.1 kHz</text:p>
          </table:table-cell>
          <table:table-cell office:value-type="float" office:value="252288" table:formula="of:=[.$J6]*[.R$2]" table:style-name="ce11">
            <text:p><text:s/>252.3 kHz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3">
          <table:table-cell table:style-name="ce1"/>
          <table:table-cell office:value-type="string" table:number-columns-spanned="4" table:number-rows-spanned="4" table:style-name="ce10">
            <text:p>The MLX90641 really only operates in interleaved mode, and the entire image is updated for each frame.</text:p>
          </table:table-cell>
          <table:covered-table-cell table:number-columns-repeated="3"/>
          <table:table-cell table:style-name="ce1"/>
          <table:table-cell office:value-type="string" table:number-columns-spanned="1" table:number-rows-spanned="7" table:style-name="ce10">
            <text:p>1 byte to start a write operation, write 2 bytes for the address to read, 1 byte to start a read operation</text:p>
          </table:table-cell>
          <table:table-cell office:value-type="string" table:number-columns-spanned="1" table:number-rows-spanned="8" table:style-name="ce10">
            <text:p>Extra values are non-pixel data needed to calculate IR flux or temperature for each frame</text:p>
          </table:table-cell>
          <table:table-cell table:style-name="ce1"/>
          <table:table-cell office:value-type="string" table:number-columns-spanned="1" table:number-rows-spanned="6" table:style-name="ce10">
            <text:p>Note: there's an extra "bit" for each 8-bit byte transferred for the I2C stop bit</text:p>
          </table:table-cell>
          <table:table-cell table:number-columns-repeated="16374" table:style-name="ce1"/>
        </table:table-row>
        <table:table-row table:number-rows-repeated="2" table:style-name="ro1">
          <table:table-cell table:style-name="ce1"/>
          <table:covered-table-cell/>
          <table:covered-table-cell table:number-columns-repeated="3"/>
          <table:table-cell table:style-name="ce1"/>
          <table:covered-table-cell/>
          <table:covered-table-cell/>
          <table:table-cell table:style-name="ce1"/>
          <table:covered-table-cell/>
          <table:table-cell table:number-columns-repeated="16374" table:style-name="ce1"/>
        </table:table-row>
        <table:table-row table:style-name="ro1">
          <table:table-cell table:style-name="ce1"/>
          <table:covered-table-cell/>
          <table:covered-table-cell table:number-columns-repeated="3"/>
          <table:table-cell table:style-name="ce7"/>
          <table:covered-table-cell/>
          <table:covered-table-cell/>
          <table:table-cell table:style-name="ce7"/>
          <table:covered-table-cell/>
          <table:table-cell table:number-columns-repeated="16374" table:style-name="ce1"/>
        </table:table-row>
        <table:table-row table:number-rows-repeated="2" table:style-name="ro1">
          <table:table-cell table:style-name="ce1"/>
          <table:table-cell table:number-columns-repeated="4" table:style-name="ce4"/>
          <table:table-cell table:style-name="ce1"/>
          <table:covered-table-cell/>
          <table:covered-table-cell/>
          <table:table-cell table:style-name="ce1"/>
          <table:covered-table-cell/>
          <table:table-cell table:number-columns-repeated="16374" table:style-name="ce1"/>
        </table:table-row>
        <table:table-row table:style-name="ro1">
          <table:table-cell table:style-name="ce1"/>
          <table:table-cell table:style-name="ce2"/>
          <table:table-cell table:number-columns-repeated="4" table:style-name="ce1"/>
          <table:covered-table-cell/>
          <table:covered-table-cell/>
          <table:table-cell table:number-columns-repeated="16376" table:style-name="ce1"/>
        </table:table-row>
        <table:table-row table:style-name="ro1">
          <table:table-cell table:style-name="ce1"/>
          <table:table-cell table:style-name="ce2"/>
          <table:table-cell table:number-columns-repeated="5" table:style-name="ce7"/>
          <table:covered-table-cell/>
          <table:table-cell table:number-columns-repeated="16376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1" number:min-decimal-places="1" number:min-integer-digits="1" number:grouping="true" number:display-factor="1000000"/>
      <number:text> MHz</number:text>
    </number:number-style>
    <number:number-style style:name="N36P1">
      <number:text> </number:text>
      <number:number number:decimal-places="1" number:min-decimal-places="1" number:min-integer-digits="1" number:grouping="true" number:display-factor="1000"/>
      <number:text> kHz</number:text>
    </number:number-style>
    <number:number-style style:name="N36">
      <number:number number:min-integer-digits="1"/>
      <style:map style:condition="value()&gt;=1000000" style:apply-style-name="N36P0"/>
      <style:map style:condition="value()&lt;1000000" style:apply-style-name="N36P1"/>
    </number:number-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EB9C"/>
      <style:text-properties fo:color="#9C5700"/>
    </style:style>
    <style:style style:name="cf3" style:family="table-cell" style:data-style-name="N0">
      <style:table-cell-properties fo:background-color="#F8CBAD"/>
      <style:text-properties fo:color="#C65911"/>
    </style:style>
    <style:style style:name="cf4" style:family="table-cell" style:data-style-name="N0">
      <style:table-cell-properties fo:background-color="#C6EFCE"/>
      <style:text-properties fo:color="#006100"/>
    </style:style>
    <style:style style:name="cf5" style:family="table-cell" style:data-style-name="N0">
      <style:table-cell-properties fo:background-color="#F8CBAD"/>
      <style:text-properties fo:color="#C65911"/>
    </style:style>
    <style:style style:name="cf6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7" style:family="table-cell">
      <style:table-cell-properties fo:background-color="#C6EFCE"/>
      <style:text-properties fo:color="#006100" style:font-family-generic="swiss"/>
    </style:style>
    <style:style style:name="cf8" style:family="table-cell">
      <style:table-cell-properties fo:background-color="#F8CBAD"/>
      <style:text-properties fo:color="#C65911" style:font-family-generic="swiss"/>
    </style:style>
    <style:style style:name="cf9" style:family="table-cell">
      <style:table-cell-properties fo:background-color="#FFEB9C"/>
      <style:text-properties fo:color="#9C57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William Ross</meta:initial-creator>
    <dc:creator>William Ross</dc:creator>
    <meta:creation-date>2021-09-29T15:20:44Z</meta:creation-date>
    <dc:date>2021-10-01T16:32:57Z</dc:date>
  </office:meta>
</office:document-meta>
</file>